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sans1" svg:font-family="Lucidasans"/>
    <style:font-face style:name="Lucidasans" svg:font-family="Lucidasans" style:font-pitch="variable"/>
    <style:font-face style:name="Mincho" svg:font-family="Mincho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GENDA_5f_ITEMS1" style:display-name="AGENDA_ITEMS1" style:family="table">
      <style:table-properties style:width="6in" table:align="margins"/>
    </style:style>
    <style:style style:name="AGENDA_5f_ITEMS1.A" style:display-name="AGENDA_ITEMS1.A" style:family="table-column">
      <style:table-column-properties style:column-width="6in" style:rel-column-width="65535*"/>
    </style:style>
    <style:style style:name="AGENDA_5f_ITEMS1.A1" style:display-name="AGENDA_ITEMS1.A1" style:family="table-cell">
      <style:table-cell-properties fo:padding="0in" fo:border="none"/>
    </style:style>
    <style:style style:name="AGENDA_5f_ITEMS1.A2" style:display-name="AGENDA_ITEMS1.A2" style:family="table-cell">
      <style:table-cell-properties fo:padding-left="0in" fo:padding-right="0in" fo:padding-top="0in" fo:padding-bottom="0.1in" fo:border="none"/>
    </style:style>
    <style:style style:name="AGENDA_5f_TOPICS" style:display-name="AGENDA_TOPICS" style:family="table">
      <style:table-properties style:width="6in" table:align="margins"/>
    </style:style>
    <style:style style:name="AGENDA_5f_TOPICS.A" style:display-name="AGENDA_TOPICS.A" style:family="table-column">
      <style:table-column-properties style:column-width="1.5in" style:rel-column-width="16383*"/>
    </style:style>
    <style:style style:name="AGENDA_5f_TOPICS.D" style:display-name="AGENDA_TOPICS.D" style:family="table-column">
      <style:table-column-properties style:column-width="1.5in" style:rel-column-width="16386*"/>
    </style:style>
    <style:style style:name="AGENDA_5f_TOPICS.A1" style:display-name="AGENDA_TOPICS.A1" style:family="table-cell">
      <style:table-cell-properties fo:background-color="transparent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AGENDA_5f_TOPICS.B1" style:display-name="AGENDA_TOPICS.B1" style:family="table-cell">
      <style:table-cell-properties fo:background-color="transparent" fo:padding="0.0382in" fo:border-left="0.0007in solid #000000" fo:border-right="none" fo:border-top="0.0139in solid #000000" fo:border-bottom="0.0139in solid #000000">
        <style:background-image/>
      </style:table-cell-properties>
    </style:style>
    <style:style style:name="AGENDA_5f_TOPICS.D1" style:display-name="AGENDA_TOPICS.D1" style:family="table-cell">
      <style:table-cell-properties fo:background-color="transparent" fo:padding="0.0382in" fo:border-left="0.0007in solid #000000" fo:border-right="0.0139in solid #000000" fo:border-top="0.0139in solid #000000" fo:border-bottom="0.0139in solid #000000">
        <style:background-image/>
      </style:table-cell-properties>
    </style:style>
    <style:style style:name="AGENDA_5f_TOPICS.A2" style:display-name="AGENDA_TOPICS.A2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AGENDA_5f_TOPICS.B2" style:display-name="AGENDA_TOPICS.B2" style:family="table-cell">
      <style:table-cell-properties fo:background-color="transparent" fo:padding="0.0382in" fo:border-left="0.0007in solid #000000" fo:border-right="none" fo:border-top="none" fo:border-bottom="0.0139in solid #000000">
        <style:background-image/>
      </style:table-cell-properties>
    </style:style>
    <style:style style:name="AGENDA_5f_TOPICS.D2" style:display-name="AGENDA_TOPICS.D2" style:family="table-cell">
      <style:table-cell-properties fo:background-color="transparent" fo:padding="0.0382in" fo:border-left="0.0007in solid #000000" fo:border-right="0.0139in solid #000000" fo:border-top="none" fo:border-bottom="0.0007in solid #000000">
        <style:background-image/>
      </style:table-cell-properties>
    </style:style>
    <style:style style:name="AGENDA_5f_TOPICS.B3" style:display-name="AGENDA_TOPICS.B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AGENDA_5f_TOPICS.D5" style:display-name="AGENDA_TOPICS.D5" style:family="table-cell">
      <style:table-cell-properties fo:background-color="transparent" fo:padding="0.0382in" fo:border-left="0.0007in solid #000000" fo:border-right="0.0139in solid #000000" fo:border-top="none" fo:border-bottom="0.0139in solid #000000">
        <style:background-image/>
      </style:table-cell-properties>
    </style:style>
    <style:style style:name="AGENDA_5f_ITEMS3" style:display-name="AGENDA_ITEMS3" style:family="table">
      <style:table-properties style:width="6in" table:align="margins"/>
    </style:style>
    <style:style style:name="AGENDA_5f_ITEMS3.A" style:display-name="AGENDA_ITEMS3.A" style:family="table-column">
      <style:table-column-properties style:column-width="6in" style:rel-column-width="65535*"/>
    </style:style>
    <style:style style:name="AGENDA_5f_ITEMS3.A1" style:display-name="AGENDA_ITEMS3.A1" style:family="table-cell">
      <style:table-cell-properties fo:padding="0in" fo:border="none"/>
    </style:style>
    <style:style style:name="AGENDA_5f_ITEMS3.A2" style:display-name="AGENDA_ITEMS3.A2" style:family="table-cell">
      <style:table-cell-properties fo:padding-left="0in" fo:padding-right="0in" fo:padding-top="0in" fo:padding-bottom="0.1in" fo:border="none"/>
    </style:style>
    <style:style style:name="Table1" style:family="table">
      <style:table-properties style:width="6in" fo:margin-top="0in" fo:margin-bottom="0in" table:align="margins" style:may-break-between-rows="false"/>
    </style:style>
    <style:style style:name="Table1.A" style:family="table-column">
      <style:table-column-properties style:column-width="2.6924in" style:rel-column-width="29406*"/>
    </style:style>
    <style:style style:name="Table1.B" style:family="table-column">
      <style:table-column-properties style:column-width="1.1215in" style:rel-column-width="12252*"/>
    </style:style>
    <style:style style:name="Table1.C" style:family="table-column">
      <style:table-column-properties style:column-width="1.0319in" style:rel-column-width="11272*"/>
    </style:style>
    <style:style style:name="Table1.D" style:family="table-column">
      <style:table-column-properties style:column-width="0.4938in" style:rel-column-width="5390*"/>
    </style:style>
    <style:style style:name="Table1.E" style:family="table-column">
      <style:table-column-properties style:column-width="0.6604in" style:rel-column-width="7215*"/>
    </style:style>
    <style:style style:name="Table1.A1" style:family="table-cell">
      <style:table-cell-properties fo:padding="0.0396in" fo:border-left="0.0007in solid #000000" fo:border-right="none" fo:border-top="0.0007in solid #000000" fo:border-bottom="none"/>
    </style:style>
    <style:style style:name="Table1.D1" style:family="table-cell">
      <style:table-cell-properties fo:padding="0.0396in" fo:border-left="0.0007in solid #000000" fo:border-right="0.0007in solid #000000" fo:border-top="0.0007in solid #000000" fo:border-bottom="none"/>
    </style:style>
    <style:style style:name="Table1.A4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1.E4" style:family="table-cell">
      <style:table-cell-properties fo:padding="0.0396in" fo:border="0.0007in solid #000000"/>
    </style:style>
    <style:style style:name="Table2" style:family="table">
      <style:table-properties style:width="6in" fo:margin-top="0in" fo:margin-bottom="0in" table:align="margins" style:may-break-between-rows="false"/>
    </style:style>
    <style:style style:name="Table2.A" style:family="table-column">
      <style:table-column-properties style:column-width="2.6924in" style:rel-column-width="29406*"/>
    </style:style>
    <style:style style:name="Table2.B" style:family="table-column">
      <style:table-column-properties style:column-width="1.1215in" style:rel-column-width="12252*"/>
    </style:style>
    <style:style style:name="Table2.C" style:family="table-column">
      <style:table-column-properties style:column-width="1.0319in" style:rel-column-width="11272*"/>
    </style:style>
    <style:style style:name="Table2.D" style:family="table-column">
      <style:table-column-properties style:column-width="0.4938in" style:rel-column-width="5390*"/>
    </style:style>
    <style:style style:name="Table2.E" style:family="table-column">
      <style:table-column-properties style:column-width="0.6604in" style:rel-column-width="7215*"/>
    </style:style>
    <style:style style:name="Table2.A1" style:family="table-cell">
      <style:table-cell-properties fo:padding="0.0396in" fo:border-left="0.0007in solid #000000" fo:border-right="none" fo:border-top="0.0007in solid #000000" fo:border-bottom="none"/>
    </style:style>
    <style:style style:name="Table2.D1" style:family="table-cell">
      <style:table-cell-properties fo:padding="0.0396in" fo:border-left="0.0007in solid #000000" fo:border-right="0.0007in solid #000000" fo:border-top="0.0007in solid #000000" fo:border-bottom="none"/>
    </style:style>
    <style:style style:name="Table2.A4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2.E4" style:family="table-cell">
      <style:table-cell-properties fo:padding="0.0396in" fo:border="0.0007in solid #000000"/>
    </style:style>
    <style:style style:name="Table3" style:family="table">
      <style:table-properties style:width="6in" fo:margin-top="0in" fo:margin-bottom="0in" table:align="margins" style:may-break-between-rows="false"/>
    </style:style>
    <style:style style:name="Table3.A" style:family="table-column">
      <style:table-column-properties style:column-width="2.6924in" style:rel-column-width="29406*"/>
    </style:style>
    <style:style style:name="Table3.B" style:family="table-column">
      <style:table-column-properties style:column-width="1.1215in" style:rel-column-width="12252*"/>
    </style:style>
    <style:style style:name="Table3.C" style:family="table-column">
      <style:table-column-properties style:column-width="1.0319in" style:rel-column-width="11272*"/>
    </style:style>
    <style:style style:name="Table3.D" style:family="table-column">
      <style:table-column-properties style:column-width="0.4938in" style:rel-column-width="5390*"/>
    </style:style>
    <style:style style:name="Table3.E" style:family="table-column">
      <style:table-column-properties style:column-width="0.6604in" style:rel-column-width="7215*"/>
    </style:style>
    <style:style style:name="Table3.A1" style:family="table-cell">
      <style:table-cell-properties fo:padding="0.0396in" fo:border-left="0.0007in solid #000000" fo:border-right="none" fo:border-top="0.0007in solid #000000" fo:border-bottom="none"/>
    </style:style>
    <style:style style:name="Table3.D1" style:family="table-cell">
      <style:table-cell-properties fo:padding="0.0396in" fo:border-left="0.0007in solid #000000" fo:border-right="0.0007in solid #000000" fo:border-top="0.0007in solid #000000" fo:border-bottom="none"/>
    </style:style>
    <style:style style:name="Table3.A4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3.E4" style:family="table-cell">
      <style:table-cell-properties fo:padding="0.0396in" fo:border="0.0007in solid #000000"/>
    </style:style>
    <style:style style:name="Table4" style:family="table">
      <style:table-properties style:width="6in" fo:margin-top="0in" fo:margin-bottom="0in" table:align="margins" style:may-break-between-rows="false"/>
    </style:style>
    <style:style style:name="Table4.A" style:family="table-column">
      <style:table-column-properties style:column-width="2.6924in" style:rel-column-width="29406*"/>
    </style:style>
    <style:style style:name="Table4.B" style:family="table-column">
      <style:table-column-properties style:column-width="1.1215in" style:rel-column-width="12252*"/>
    </style:style>
    <style:style style:name="Table4.C" style:family="table-column">
      <style:table-column-properties style:column-width="1.0319in" style:rel-column-width="11272*"/>
    </style:style>
    <style:style style:name="Table4.D" style:family="table-column">
      <style:table-column-properties style:column-width="0.4938in" style:rel-column-width="5390*"/>
    </style:style>
    <style:style style:name="Table4.E" style:family="table-column">
      <style:table-column-properties style:column-width="0.6604in" style:rel-column-width="7215*"/>
    </style:style>
    <style:style style:name="Table4.A1" style:family="table-cell">
      <style:table-cell-properties fo:padding="0.0396in" fo:border-left="0.0007in solid #000000" fo:border-right="none" fo:border-top="0.0007in solid #000000" fo:border-bottom="none"/>
    </style:style>
    <style:style style:name="Table4.D1" style:family="table-cell">
      <style:table-cell-properties fo:padding="0.0396in" fo:border-left="0.0007in solid #000000" fo:border-right="0.0007in solid #000000" fo:border-top="0.0007in solid #000000" fo:border-bottom="none"/>
    </style:style>
    <style:style style:name="Table4.A4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4.E4" style:family="table-cell">
      <style:table-cell-properties fo:padding="0.0396in" fo:border="0.0007in solid #000000"/>
    </style:style>
    <style:style style:name="Table5" style:family="table">
      <style:table-properties style:width="6in" fo:margin-top="0in" fo:margin-bottom="0in" table:align="margins" style:may-break-between-rows="false"/>
    </style:style>
    <style:style style:name="Table5.A" style:family="table-column">
      <style:table-column-properties style:column-width="2.6924in" style:rel-column-width="29406*"/>
    </style:style>
    <style:style style:name="Table5.B" style:family="table-column">
      <style:table-column-properties style:column-width="1.1215in" style:rel-column-width="12252*"/>
    </style:style>
    <style:style style:name="Table5.C" style:family="table-column">
      <style:table-column-properties style:column-width="1.0319in" style:rel-column-width="11272*"/>
    </style:style>
    <style:style style:name="Table5.D" style:family="table-column">
      <style:table-column-properties style:column-width="0.4938in" style:rel-column-width="5390*"/>
    </style:style>
    <style:style style:name="Table5.E" style:family="table-column">
      <style:table-column-properties style:column-width="0.6604in" style:rel-column-width="7215*"/>
    </style:style>
    <style:style style:name="Table5.A1" style:family="table-cell">
      <style:table-cell-properties fo:padding="0.0396in" fo:border-left="0.0007in solid #000000" fo:border-right="none" fo:border-top="0.0007in solid #000000" fo:border-bottom="none"/>
    </style:style>
    <style:style style:name="Table5.D1" style:family="table-cell">
      <style:table-cell-properties fo:padding="0.0396in" fo:border-left="0.0007in solid #000000" fo:border-right="0.0007in solid #000000" fo:border-top="0.0007in solid #000000" fo:border-bottom="none"/>
    </style:style>
    <style:style style:name="Table5.A4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5.E4" style:family="table-cell">
      <style:table-cell-properties fo:padding="0.0396in" fo:border="0.0007in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small_20_heading">
      <style:text-properties fo:font-size="9pt" style:font-size-asian="9pt" style:font-size-complex="9pt"/>
    </style:style>
    <style:style style:name="P3" style:family="paragraph" style:parent-style-name="Table_20_agenda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genda title" text:name="AGENDA_TITLE"/>
        <text:user-field-decl office:value-type="float" office:value="0.593055555556" text:name="AGENDA_TIME"/>
        <text:user-field-decl office:value-type="string" office:string-value="Agenda location" text:name="AGENDA_LOCATION"/>
      </text:user-field-decls>
      <text:p text:style-name="AgendaTitle">Mission Control</text:p>
      <text:p text:style-name="AgendaLocation">Thursday, September 18, 2014, 1500-1600 (Better know as 3:00 pm to 4:00 pm) , Jeb # TBD</text:p>
      <text:p text:style-name="Text_20_body"/>
      <table:table table:name="AGENDA_ITEMS1" table:style-name="AGENDA_5f_ITEMS1">
        <table:table-column table:style-name="AGENDA_5f_ITEMS1.A"/>
        <table:table-header-rows>
          <table:table-row>
            <table:table-cell table:style-name="AGENDA_5f_ITEMS1.A1" office:value-type="string">
              <text:p text:style-name="MeetingType">Type of meeting</text:p>
            </table:table-cell>
          </table:table-row>
        </table:table-header-rows>
        <table:table-row>
          <table:table-cell table:style-name="AGENDA_5f_ITEMS1.A2" office:value-type="string">
            <text:p text:style-name="MeetingTypeText">Planing</text:p>
          </table:table-cell>
        </table:table-row>
        <table:table-row>
          <table:table-cell table:style-name="AGENDA_5f_ITEMS1.A1" office:value-type="string">
            <text:p text:style-name="Attendees">Attendees</text:p>
          </table:table-cell>
        </table:table-row>
        <table:table-row>
          <table:table-cell table:style-name="AGENDA_5f_ITEMS1.A2" office:value-type="string">
            <text:p text:style-name="AttendeesText">David Klingenberg</text:p>
            <text:p text:style-name="AttendeesText">Taylor Trabun</text:p>
            <text:p text:style-name="AttendeesText">Brandon Ortiz</text:p>
            <text:p text:style-name="AttendeesText">Bruce Bolden</text:p>
          </table:table-cell>
        </table:table-row>
      </table:table>
      <text:p text:style-name="Text_20_body"/>
      <text:p text:style-name="Text_20_body"/>
      <text:p text:style-name="TopicsTitle">Topics</text:p>
      <table:table table:name="AGENDA_TOPICS" table:style-name="AGENDA_5f_TOPICS">
        <table:table-column table:style-name="AGENDA_5f_TOPICS.A" table:number-columns-repeated="3"/>
        <table:table-column table:style-name="AGENDA_5f_TOPICS.D"/>
        <table:table-row>
          <table:table-cell table:style-name="AGENDA_5f_TOPICS.A1" office:value-type="string">
            <text:p text:style-name="TopicsHeaderNum">Num.</text:p>
          </table:table-cell>
          <table:table-cell table:style-name="AGENDA_5f_TOPICS.B1" office:value-type="string">
            <text:p text:style-name="TopicsHeaderTopic">Topic</text:p>
          </table:table-cell>
          <table:table-cell table:style-name="AGENDA_5f_TOPICS.B1" office:value-type="string">
            <text:p text:style-name="TopicsHeaderResponsible">Responsible</text:p>
          </table:table-cell>
          <table:table-cell table:style-name="AGENDA_5f_TOPICS.D1" office:value-type="string">
            <text:p text:style-name="TopicsHeaderTime">Time</text:p>
          </table:table-cell>
        </table:table-row>
        <table:table-row>
          <table:table-cell table:style-name="AGENDA_5f_TOPICS.A2" office:value-type="string">
            <text:p text:style-name="TopicsTextNum">1.</text:p>
          </table:table-cell>
          <table:table-cell table:style-name="AGENDA_5f_TOPICS.B2" office:value-type="string">
            <text:p text:style-name="TopicTextTopic">Progress Report</text:p>
          </table:table-cell>
          <table:table-cell table:style-name="AGENDA_5f_TOPICS.B2" office:value-type="string">
            <text:p text:style-name="TopicTextResponsible"/>
          </table:table-cell>
          <table:table-cell table:style-name="AGENDA_5f_TOPICS.D2" office:value-type="string">
            <text:p text:style-name="TopicTextTime">5</text:p>
          </table:table-cell>
        </table:table-row>
        <table:table-row>
          <table:table-cell table:style-name="AGENDA_5f_TOPICS.A2" office:value-type="string">
            <text:p text:style-name="TopicsTextNum">2.</text:p>
          </table:table-cell>
          <table:table-cell table:style-name="AGENDA_5f_TOPICS.B3" office:value-type="string">
            <text:p text:style-name="TopicTextTopic">System overview</text:p>
          </table:table-cell>
          <table:table-cell table:style-name="AGENDA_5f_TOPICS.B3" office:value-type="string">
            <text:p text:style-name="TopicTextResponsible">Brandon</text:p>
          </table:table-cell>
          <table:table-cell table:style-name="AGENDA_5f_TOPICS.D2" office:value-type="string">
            <text:p text:style-name="TopicTextTime">10</text:p>
          </table:table-cell>
        </table:table-row>
        <table:table-row>
          <table:table-cell table:style-name="AGENDA_5f_TOPICS.A2" office:value-type="string">
            <text:p text:style-name="TopicsTextNum">3.</text:p>
          </table:table-cell>
          <table:table-cell table:style-name="AGENDA_5f_TOPICS.B3" office:value-type="string">
            <text:p text:style-name="TopicTextTopic">System Overview </text:p>
          </table:table-cell>
          <table:table-cell table:style-name="AGENDA_5f_TOPICS.B3" office:value-type="string">
            <text:p text:style-name="TopicTextResponsible">David, Taylor</text:p>
          </table:table-cell>
          <table:table-cell table:style-name="AGENDA_5f_TOPICS.D2" office:value-type="string">
            <text:p text:style-name="TopicTextTime">10</text:p>
          </table:table-cell>
        </table:table-row>
        <table:table-row>
          <table:table-cell table:style-name="AGENDA_5f_TOPICS.A2" office:value-type="string">
            <text:p text:style-name="TopicsTextNum">4.</text:p>
          </table:table-cell>
          <table:table-cell table:style-name="AGENDA_5f_TOPICS.B2" office:value-type="string">
            <text:p text:style-name="TopicTextTopic">Task Break Down</text:p>
          </table:table-cell>
          <table:table-cell table:style-name="AGENDA_5f_TOPICS.B2" office:value-type="string">
            <text:p text:style-name="TopicTextResponsible">Open Discussion</text:p>
          </table:table-cell>
          <table:table-cell table:style-name="AGENDA_5f_TOPICS.D5" office:value-type="string">
            <text:p text:style-name="TopicTextTime">20</text:p>
          </table:table-cell>
        </table:table-row>
        <table:table-row>
          <table:table-cell table:style-name="AGENDA_5f_TOPICS.A2" office:value-type="string">
            <text:p text:style-name="TopicsTextNum">5.</text:p>
          </table:table-cell>
          <table:table-cell table:style-name="AGENDA_5f_TOPICS.B2" office:value-type="string">
            <text:p text:style-name="TopicTextTopic">Additional words of wisdom.</text:p>
          </table:table-cell>
          <table:table-cell table:style-name="AGENDA_5f_TOPICS.B2" office:value-type="string">
            <text:p text:style-name="TopicTextResponsible">Bruce</text:p>
          </table:table-cell>
          <table:table-cell table:style-name="AGENDA_5f_TOPICS.D5" office:value-type="string">
            <text:p text:style-name="TopicTextTime">5</text:p>
          </table:table-cell>
        </table:table-row>
      </table:table>
      <text:p text:style-name="Text_20_body"/>
      <text:p text:style-name="TopicsTitle">Additional information:</text:p>
      <table:table table:name="AGENDA_ITEMS3" table:style-name="AGENDA_5f_ITEMS3">
        <table:table-column table:style-name="AGENDA_5f_ITEMS3.A"/>
        <table:table-row>
          <table:table-cell table:style-name="AGENDA_5f_ITEMS3.A1" office:value-type="string">
            <text:p text:style-name="Notes">Notes</text:p>
          </table:table-cell>
        </table:table-row>
        <table:table-row>
          <table:table-cell table:style-name="AGENDA_5f_ITEMS3.A2" office:value-type="string">
            <text:p text:style-name="NotesText">The rerouting and reconfiguring of the drone is proceeding nicely. <text:s/>It progress will be shown at the meeting time. </text:p>
          </table:table-cell>
        </table:table-row>
      </table:table>
      <text:p text:style-name="AgendaTitle">Minutes for Mission Control</text:p>
      <text:p text:style-name="msubheader">Jeb, Room TBD, Thursday, September 18, 2014 15:00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mtopic">Progress Report</text:p>
          </table:table-cell>
          <table:table-cell table:style-name="Table1.A1" table:number-columns-spanned="2" office:value-type="string">
            <text:p text:style-name="mresponsible"><text:s/></text:p>
          </table:table-cell>
          <table:covered-table-cell/>
          <table:table-cell table:style-name="Table1.D1" table:number-columns-spanned="2" office:value-type="string">
            <text:p text:style-name="mtime">15:00 - 15:05</text:p>
          </table:table-cell>
          <table:covered-table-cell/>
        </table:table-row>
        <table:table-row>
          <table:table-cell table:style-name="Table1.D1" table:number-columns-spanned="5" office:value-type="string">
            <text:p text:style-name="P2">Discussion: </text:p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1" table:number-columns-spanned="5" office:value-type="string">
            <text:p text:style-name="P2">Conclusion: </text:p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2">To do: </text:p>
            <text:p text:style-name="P3"/>
          </table:table-cell>
          <table:covered-table-cell/>
          <table:table-cell table:style-name="Table1.A4" table:number-columns-spanned="2" office:value-type="string">
            <text:p text:style-name="P2">Responsible party: </text:p>
            <text:p text:style-name="P3"/>
          </table:table-cell>
          <table:covered-table-cell/>
          <table:table-cell table:style-name="Table1.E4" office:value-type="string">
            <text:p text:style-name="P2">Deadline: </text:p>
            <text:p text:style-name="P3"/>
            <text:p text:style-name="P3"/>
          </table:table-cell>
        </table:table-row>
      </table:table>
      <text:p text:style-name="Standard"><text:soft-page-break/>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mtopic">System overview</text:p>
          </table:table-cell>
          <table:table-cell table:style-name="Table2.A1" table:number-columns-spanned="2" office:value-type="string">
            <text:p text:style-name="mresponsible"><text:s/>Brandon</text:p>
          </table:table-cell>
          <table:covered-table-cell/>
          <table:table-cell table:style-name="Table2.D1" table:number-columns-spanned="2" office:value-type="string">
            <text:p text:style-name="mtime">15:05 - 15:15</text:p>
          </table:table-cell>
          <table:covered-table-cell/>
        </table:table-row>
        <table:table-row>
          <table:table-cell table:style-name="Table2.D1" table:number-columns-spanned="5" office:value-type="string">
            <text:p text:style-name="P2">Discussion: </text:p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D1" table:number-columns-spanned="5" office:value-type="string">
            <text:p text:style-name="P2">Conclusion: </text:p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2" office:value-type="string">
            <text:p text:style-name="P2">To do: </text:p>
            <text:p text:style-name="P3"/>
          </table:table-cell>
          <table:covered-table-cell/>
          <table:table-cell table:style-name="Table2.A4" table:number-columns-spanned="2" office:value-type="string">
            <text:p text:style-name="P2">Responsible party: </text:p>
            <text:p text:style-name="P3"/>
          </table:table-cell>
          <table:covered-table-cell/>
          <table:table-cell table:style-name="Table2.E4" office:value-type="string">
            <text:p text:style-name="P2">Deadline: </text:p>
            <text:p text:style-name="P3"/>
            <text:p text:style-name="P3"/>
          </table:table-cell>
        </table:table-row>
      </table:table>
      <text:p text:style-name="Standard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mtopic">System Overview </text:p>
          </table:table-cell>
          <table:table-cell table:style-name="Table3.A1" table:number-columns-spanned="2" office:value-type="string">
            <text:p text:style-name="mresponsible"><text:s/>David Tayol</text:p>
          </table:table-cell>
          <table:covered-table-cell/>
          <table:table-cell table:style-name="Table3.D1" table:number-columns-spanned="2" office:value-type="string">
            <text:p text:style-name="mtime">15:15 - 15:25</text:p>
          </table:table-cell>
          <table:covered-table-cell/>
        </table:table-row>
        <table:table-row>
          <table:table-cell table:style-name="Table3.D1" table:number-columns-spanned="5" office:value-type="string">
            <text:p text:style-name="P2">Discussion: </text:p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D1" table:number-columns-spanned="5" office:value-type="string">
            <text:p text:style-name="P2">Conclusion: </text:p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2">To do: </text:p>
            <text:p text:style-name="P3"/>
          </table:table-cell>
          <table:covered-table-cell/>
          <table:table-cell table:style-name="Table3.A4" table:number-columns-spanned="2" office:value-type="string">
            <text:p text:style-name="P2">Responsible party: </text:p>
            <text:p text:style-name="P3"/>
          </table:table-cell>
          <table:covered-table-cell/>
          <table:table-cell table:style-name="Table3.E4" office:value-type="string">
            <text:p text:style-name="P2">Deadline: </text:p>
            <text:p text:style-name="P3"/>
            <text:p text:style-name="P3"/>
          </table:table-cell>
        </table:table-row>
      </table:table>
      <text:p text:style-name="Standard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mtopic">Task Break Down</text:p>
          </table:table-cell>
          <table:table-cell table:style-name="Table4.A1" table:number-columns-spanned="2" office:value-type="string">
            <text:p text:style-name="mresponsible"><text:s/>Open Discusion</text:p>
          </table:table-cell>
          <table:covered-table-cell/>
          <table:table-cell table:style-name="Table4.D1" table:number-columns-spanned="2" office:value-type="string">
            <text:p text:style-name="mtime">15:25 - 15:45</text:p>
          </table:table-cell>
          <table:covered-table-cell/>
        </table:table-row>
        <table:table-row>
          <table:table-cell table:style-name="Table4.D1" table:number-columns-spanned="5" office:value-type="string">
            <text:p text:style-name="P2">Discussion: </text:p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D1" table:number-columns-spanned="5" office:value-type="string">
            <text:p text:style-name="P2">Conclusion: </text:p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4" table:number-columns-spanned="2" office:value-type="string">
            <text:p text:style-name="P2">To do: </text:p>
            <text:p text:style-name="P3"/>
          </table:table-cell>
          <table:covered-table-cell/>
          <table:table-cell table:style-name="Table4.A4" table:number-columns-spanned="2" office:value-type="string">
            <text:p text:style-name="P2">Responsible party: </text:p>
            <text:p text:style-name="P3"/>
          </table:table-cell>
          <table:covered-table-cell/>
          <table:table-cell table:style-name="Table4.E4" office:value-type="string">
            <text:p text:style-name="P2">Deadline: </text:p>
            <text:p text:style-name="P3"/>
            <text:p text:style-name="P3"/>
          </table:table-cell>
        </table:table-row>
      </table:table>
      <text:p text:style-name="Standard"/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>
          <table:table-cell table:style-name="Table5.A1" office:value-type="string">
            <text:p text:style-name="mtopic">Additional words of wisdom</text:p>
          </table:table-cell>
          <table:table-cell table:style-name="Table5.A1" table:number-columns-spanned="2" office:value-type="string">
            <text:p text:style-name="mresponsible"><text:s/>Bruce</text:p>
          </table:table-cell>
          <table:covered-table-cell/>
          <table:table-cell table:style-name="Table5.D1" table:number-columns-spanned="2" office:value-type="string">
            <text:p text:style-name="mtime">15:45 - 15:50</text:p>
          </table:table-cell>
          <table:covered-table-cell/>
        </table:table-row>
        <table:table-row>
          <table:table-cell table:style-name="Table5.D1" table:number-columns-spanned="5" office:value-type="string">
            <text:p text:style-name="P2">Discussion: </text:p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D1" table:number-columns-spanned="5" office:value-type="string">
            <text:p text:style-name="P2">Conclusion: </text:p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4" table:number-columns-spanned="2" office:value-type="string">
            <text:p text:style-name="P2">To do: </text:p>
            <text:p text:style-name="P3"/>
          </table:table-cell>
          <table:covered-table-cell/>
          <table:table-cell table:style-name="Table5.A4" table:number-columns-spanned="2" office:value-type="string">
            <text:p text:style-name="P2">Responsible party: </text:p>
            <text:p text:style-name="P3"/>
          </table:table-cell>
          <table:covered-table-cell/>
          <table:table-cell table:style-name="Table5.E4" office:value-type="string">
            <text:p text:style-name="P2">Deadline: </text:p>
            <text:p text:style-name="P3"/>
            <text:p text:style-name="P3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sans1" svg:font-family="Lucidasans"/>
    <style:font-face style:name="Lucidasans" svg:font-family="Lucidasans" style:font-pitch="variable"/>
    <style:font-face style:name="Mincho" svg:font-family="Mincho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background-color="transparent">
        <style:background-image/>
      </style:paragraph-properties>
      <style:text-properties fo:font-size="6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Numbering_20_1_20_Start" style:display-name="Numbering 1 Start" style:family="paragraph" style:parent-style-name="List" style:class="list">
      <style:paragraph-properties fo:margin="100%" fo:margin-left="0.1965in" fo:margin-right="0in" fo:margin-top="0.1665in" fo:margin-bottom="0.0835in" fo:text-indent="-0.1965in" style:auto-text-indent="false"/>
    </style:style>
    <style:style style:name="Numbering_20_1" style:display-name="Numbering 1" style:family="paragraph" style:parent-style-name="List" style:class="list">
      <style:paragraph-properties fo:margin="100%" fo:margin-left="0in" fo:margin-right="0in" fo:margin-top="0in" fo:margin-bottom="0.0835in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1965in" fo:margin-right="0in" fo:margin-top="0in" fo:margin-bottom="0.1665in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1965in" fo:margin-right="0in" fo:margin-top="0in" fo:margin-bottom="0.0835in" fo:text-indent="0in" style:auto-text-indent="false"/>
    </style:style>
    <style:style style:name="Numbering_20_2" style:display-name="Numbering 2" style:family="paragraph" style:parent-style-name="List" style:class="list">
      <style:paragraph-properties fo:margin="100%" fo:margin-left="0.3937in" fo:margin-right="0in" fo:margin-top="0in" fo:margin-bottom="0.0835in" fo:text-indent="-0.1965in" style:auto-text-indent="false"/>
    </style:style>
    <style:style style:name="List_20_1" style:display-name="List 1" style:family="paragraph" style:parent-style-name="List" style:class="list">
      <style:paragraph-properties fo:margin="100%" fo:margin-left="0.1965in" fo:margin-right="0in" fo:margin-top="0in" fo:margin-bottom="0.0835in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1965in" fo:margin-right="0in" fo:margin-top="0in" fo:margin-bottom="0.0835in" fo:text-indent="0in" style:auto-text-indent="false"/>
    </style:style>
    <style:style style:name="List_20_2" style:display-name="List 2" style:family="paragraph" style:parent-style-name="List" style:class="list">
      <style:paragraph-properties fo:margin="100%" fo:margin-left="0.3937in" fo:margin-right="0in" fo:margin-top="0in" fo:margin-bottom="0.0835in" fo:text-indent="-0.1965in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able_20_agenda" style:display-name="Table agenda" style:family="paragraph" style:parent-style-name="Standard"/>
    <style:style style:name="Title_20_table" style:display-name="Title table" style:family="paragraph" style:parent-style-name="Table_20_agenda">
      <style:text-properties fo:font-size="11pt" fo:font-style="normal" fo:font-weight="bold"/>
    </style:style>
    <style:style style:name="Table_20_small_20_heading" style:display-name="Table small heading" style:family="paragraph" style:parent-style-name="Table_20_agenda">
      <style:text-properties fo:font-size="8pt"/>
    </style:style>
    <style:style style:name="Agenda" style:family="paragraph" style:parent-style-name="Standard" style:class="extra">
      <style:text-properties style:font-name="Thorndale" fo:font-size="11pt" fo:font-weight="normal"/>
    </style:style>
    <style:style style:name="AgendaTitles" style:family="paragraph" style:parent-style-name="Agenda" style:class="extra">
      <style:text-properties fo:font-size="12pt" fo:font-weight="bold"/>
    </style:style>
    <style:style style:name="AgendaItems" style:family="paragraph" style:parent-style-name="Agenda" style:class="extra">
      <style:paragraph-properties fo:margin-top="0.1799in" fo:margin-bottom="0in"/>
      <style:text-properties fo:font-size="11pt" fo:font-weight="bold"/>
    </style:style>
    <style:style style:name="MeetingType" style:family="paragraph" style:parent-style-name="AgendaItems" style:class="extra"/>
    <style:style style:name="CalledBy" style:family="paragraph" style:parent-style-name="AgendaItems" style:class="extra"/>
    <style:style style:name="Facilitator" style:family="paragraph" style:parent-style-name="AgendaItems" style:class="extra"/>
    <style:style style:name="Attendees" style:family="paragraph" style:parent-style-name="AgendaItems" style:class="extra"/>
    <style:style style:name="Notetaker" style:family="paragraph" style:parent-style-name="AgendaItems" style:class="extra">
      <style:text-properties fo:font-size="11pt"/>
    </style:style>
    <style:style style:name="Observers" style:family="paragraph" style:parent-style-name="AgendaItems" style:class="extra">
      <style:text-properties fo:font-size="11pt"/>
    </style:style>
    <style:style style:name="Timekeeper" style:family="paragraph" style:parent-style-name="AgendaItems" style:class="extra">
      <style:text-properties fo:font-size="11pt"/>
    </style:style>
    <style:style style:name="ResourcePersons" style:family="paragraph" style:parent-style-name="AgendaItems" style:class="extra">
      <style:text-properties fo:font-size="11pt"/>
    </style:style>
    <style:style style:name="Bring" style:family="paragraph" style:parent-style-name="AgendaItems" style:class="extra"/>
    <style:style style:name="Read" style:family="paragraph" style:parent-style-name="AgendaItems" style:class="extra"/>
    <style:style style:name="Notes" style:family="paragraph" style:parent-style-name="AgendaItems" style:class="extra"/>
    <style:style style:name="AgendaItemsText" style:family="paragraph" style:parent-style-name="Agenda" style:class="extra">
      <style:paragraph-properties fo:margin="100%" fo:margin-left="0.4in" fo:margin-right="0in" fo:margin-top="0in" fo:margin-bottom="0in" fo:line-height="100%" fo:text-indent="0in" style:auto-text-indent="false" fo:background-color="transparent">
        <style:background-image/>
      </style:paragraph-properties>
      <style:text-properties style:font-name="Thorndale" fo:font-size="11pt"/>
    </style:style>
    <style:style style:name="AttendeesText" style:family="paragraph" style:parent-style-name="AgendaItemsText" style:class="extra"/>
    <style:style style:name="BringText" style:family="paragraph" style:parent-style-name="AgendaItemsText" style:class="extra"/>
    <style:style style:name="CalledByText" style:family="paragraph" style:parent-style-name="AgendaItemsText" style:class="extra"/>
    <style:style style:name="NotesText" style:family="paragraph" style:parent-style-name="AgendaItemsText" style:class="extra"/>
    <style:style style:name="NotetakerText" style:family="paragraph" style:parent-style-name="AgendaItemsText" style:class="extra"/>
    <style:style style:name="ObserversText" style:family="paragraph" style:parent-style-name="AgendaItemsText" style:class="extra"/>
    <style:style style:name="MeetingTypeText" style:family="paragraph" style:parent-style-name="AgendaItemsText" style:class="extra"/>
    <style:style style:name="FacilitatorText" style:family="paragraph" style:parent-style-name="AgendaItemsText" style:class="extra"/>
    <style:style style:name="ReadText" style:family="paragraph" style:parent-style-name="AgendaItemsText" style:class="extra"/>
    <style:style style:name="ResourcePersonsText" style:family="paragraph" style:parent-style-name="AgendaItemsText" style:class="extra"/>
    <style:style style:name="TimekeeperText" style:family="paragraph" style:parent-style-name="AgendaItemsText" style:class="extra"/>
    <style:style style:name="AgendaTitle" style:family="paragraph" style:parent-style-name="AgendaTitles" style:next-style-name="Topics" style:class="extra">
      <style:paragraph-properties fo:margin-top="0in" fo:margin-bottom="0.0799in"/>
      <style:text-properties fo:font-size="16pt"/>
    </style:style>
    <style:style style:name="AgendaDate" style:family="paragraph" style:parent-style-name="AgendaTitles" style:class="extra"/>
    <style:style style:name="AgendaTime" style:family="paragraph" style:parent-style-name="AgendaTitles" style:class="extra"/>
    <style:style style:name="AgendaLocation" style:family="paragraph" style:parent-style-name="AgendaTitles" style:class="extra"/>
    <style:style style:name="TopicsTitle" style:family="paragraph" style:parent-style-name="Topics" style:class="text">
      <style:paragraph-properties fo:margin-top="0in" fo:margin-bottom="0.1in" fo:background-color="transparent">
        <style:background-image/>
      </style:paragraph-properties>
      <style:text-properties fo:font-size="14pt" fo:font-weight="bold"/>
    </style:style>
    <style:style style:name="TopicsHeaders" style:family="paragraph" style:parent-style-name="Topics" style:class="extra">
      <style:text-properties fo:font-weight="bold"/>
    </style:style>
    <style:style style:name="Topics" style:family="paragraph" style:parent-style-name="Agenda" style:class="extra">
      <style:text-properties fo:font-size="11pt"/>
    </style:style>
    <style:style style:name="TopicsHeaderNum" style:family="paragraph" style:parent-style-name="TopicsHeaders" style:class="extra">
      <style:paragraph-properties style:vertical-align="baseline"/>
    </style:style>
    <style:style style:name="TopicsHeaderTopic" style:family="paragraph" style:parent-style-name="TopicsHeaders" style:class="extra"/>
    <style:style style:name="TopicsHeaderResponsible" style:family="paragraph" style:parent-style-name="TopicsHeaders" style:class="extra"/>
    <style:style style:name="TopicsHeaderTime" style:family="paragraph" style:parent-style-name="TopicsHeaders" style:class="extra"/>
    <style:style style:name="TopicsText" style:family="paragraph" style:parent-style-name="Topics" style:class="extra"/>
    <style:style style:name="TopicsTextNum" style:family="paragraph" style:parent-style-name="TopicsText" style:class="extra">
      <style:text-properties fo:font-size="13pt"/>
    </style:style>
    <style:style style:name="TopicTextTopic" style:family="paragraph" style:parent-style-name="TopicsText" style:class="extra"/>
    <style:style style:name="TopicTextResponsible" style:family="paragraph" style:parent-style-name="TopicsText" style:class="extra"/>
    <style:style style:name="TopicTextTime" style:family="paragraph" style:parent-style-name="TopicsText" style:class="extra"/>
    <style:style style:name="Minutes" style:family="paragraph" style:parent-style-name="Agenda" style:class="extra">
      <style:text-properties fo:font-size="11pt" fo:font-weight="bold"/>
    </style:style>
    <style:style style:name="mtopic" style:family="paragraph" style:parent-style-name="Minutes" style:class="extra"/>
    <style:style style:name="mresponsible" style:family="paragraph" style:parent-style-name="Minutes" style:class="extra"/>
    <style:style style:name="mtime" style:family="paragraph" style:parent-style-name="Minutes" style:class="extra"/>
    <style:style style:name="msubheader" style:family="paragraph" style:parent-style-name="Minutes" style:class="extra">
      <style:text-properties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1972in"/>
      </text:list-level-style-number>
      <text:list-level-style-number text:level="3" style:num-suffix="." style:num-format="1">
        <style:list-level-properties text:space-before="0.3937in"/>
      </text:list-level-style-number>
      <text:list-level-style-number text:level="4" style:num-suffix="." style:num-format="1">
        <style:list-level-properties text:space-before="0.5909in"/>
      </text:list-level-style-number>
      <text:list-level-style-number text:level="5" style:num-suffix="." style:num-format="1">
        <style:list-level-properties text:space-before="0.7874in"/>
      </text:list-level-style-number>
      <text:list-level-style-number text:level="6" style:num-suffix="." style:num-format="1">
        <style:list-level-properties text:space-before="0.9846in"/>
      </text:list-level-style-number>
      <text:list-level-style-number text:level="7" style:num-suffix="." style:num-format="1">
        <style:list-level-properties text:space-before="1.1811in"/>
      </text:list-level-style-number>
      <text:list-level-style-number text:level="8" style:num-suffix="." style:num-format="1">
        <style:list-level-properties text:space-before="1.3783in"/>
      </text:list-level-style-number>
      <text:list-level-style-number text:level="9" style:num-suffix="." style:num-format="1">
        <style:list-level-properties text:space-before="1.5752in"/>
      </text:list-level-style-number>
      <text:list-level-style-number text:level="10" style:num-suffix="." style:num-format="1">
        <style:list-level-properties text:space-before="1.772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9-18T08:08:46.39</meta:creation-date>
    <dc:language>en-US</dc:language>
    <meta:editing-cycles>2</meta:editing-cycles>
    <meta:editing-duration>PT12M5S</meta:editing-duration>
    <dc:title>Agenda480</dc:title>
    <meta:initial-creator>David Klingenberg</meta:initial-creator>
    <dc:date>2014-09-18T08:20:51.10</dc:date>
    <dc:creator>David Klingenberg</dc:creator>
    <meta:document-statistic meta:table-count="8" meta:image-count="0" meta:object-count="0" meta:page-count="3" meta:paragraph-count="78" meta:word-count="169" meta:character-count="1077"/>
    <meta:user-defined meta:name="Info 1"/>
    <meta:user-defined meta:name="Info 2"/>
    <meta:user-defined meta:name="Info 3"/>
    <meta:user-defined meta:name="Info 4"/>
  </office:meta>
</office:document-meta>
</file>